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2.47cm" svg:y="0cm">
            <draw:object draw:notify-on-update-of-ranges="Sheet1.A4:Sheet1.A15 Sheet1.D3:Sheet1.D3 Sheet1.D4:Sheet1.D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399cm" svg:y="9.147cm">
            <draw:object draw:notify-on-update-of-ranges="Sheet1.A19:Sheet1.A30 Sheet1.D18:Sheet1.D18 Sheet1.D19:Sheet1.D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4" table:default-cell-style-name="ce3"/>
        <table:table-row table:style-name="ro1">
          <table:table-cell table:style-name="ce1" office:value-type="string" calcext:value-type="string" table:number-columns-spanned="5" table:number-rows-spanned="1">
            <text:p>HV Normalizado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Tamaño del vecindario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7762931" calcext:value-type="float">
            <text:p>0.7762931</text:p>
          </table:table-cell>
          <table:table-cell table:style-name="ce2" office:value-type="float" office:value="0.9999758" calcext:value-type="float">
            <text:p>0.9999758</text:p>
          </table:table-cell>
          <table:table-cell table:style-name="ce2" office:value-type="float" office:value="0.962943860869565" calcext:value-type="float">
            <text:p>0.9629438609</text:p>
          </table:table-cell>
          <table:table-cell table:style-name="ce2" office:value-type="float" office:value="0.0606263745128287" calcext:value-type="float">
            <text:p>0.0606263745</text:p>
          </table:table-cell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9175529" calcext:value-type="float">
            <text:p>0.9175529</text:p>
          </table:table-cell>
          <table:table-cell table:style-name="ce2" office:value-type="float" office:value="0.9999859" calcext:value-type="float">
            <text:p>0.9999859</text:p>
          </table:table-cell>
          <table:table-cell table:style-name="ce2" office:value-type="float" office:value="0.983790952173913" calcext:value-type="float">
            <text:p>0.9837909522</text:p>
          </table:table-cell>
          <table:table-cell table:style-name="ce2" office:value-type="float" office:value="0.0267916643152793" calcext:value-type="float">
            <text:p>0.0267916643</text:p>
          </table:table-cell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9175753" calcext:value-type="float">
            <text:p>0.9175753</text:p>
          </table:table-cell>
          <table:table-cell table:style-name="ce2" office:value-type="float" office:value="0.9999859" calcext:value-type="float">
            <text:p>0.9999859</text:p>
          </table:table-cell>
          <table:table-cell table:style-name="ce2" office:value-type="float" office:value="0.989167908695652" calcext:value-type="float">
            <text:p>0.9891679087</text:p>
          </table:table-cell>
          <table:table-cell table:style-name="ce2" office:value-type="float" office:value="0.0209678517861579" calcext:value-type="float">
            <text:p>0.0209678518</text:p>
          </table:table-cell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9188678" calcext:value-type="float">
            <text:p>0.9188678</text:p>
          </table:table-cell>
          <table:table-cell table:style-name="ce2" office:value-type="float" office:value="0.9999859" calcext:value-type="float">
            <text:p>0.9999859</text:p>
          </table:table-cell>
          <table:table-cell table:style-name="ce1" office:value-type="float" office:value="0.989236973913043" calcext:value-type="float">
            <text:p>0.9892369739</text:p>
          </table:table-cell>
          <table:table-cell table:style-name="ce2" office:value-type="float" office:value="0.0206422181538273" calcext:value-type="float">
            <text:p>0.0206422182</text:p>
          </table:table-cell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9199389" calcext:value-type="float">
            <text:p>0.9199389</text:p>
          </table:table-cell>
          <table:table-cell table:style-name="ce2" office:value-type="float" office:value="0.9999859" calcext:value-type="float">
            <text:p>0.9999859</text:p>
          </table:table-cell>
          <table:table-cell table:style-name="ce2" office:value-type="float" office:value="0.989031008695652" calcext:value-type="float">
            <text:p>0.9890310087</text:p>
          </table:table-cell>
          <table:table-cell table:style-name="ce2" office:value-type="float" office:value="0.0205646402253726" calcext:value-type="float">
            <text:p>0.0205646402</text:p>
          </table:table-cell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9190474" calcext:value-type="float">
            <text:p>0.9190474</text:p>
          </table:table-cell>
          <table:table-cell table:style-name="ce2" office:value-type="float" office:value="0.9999859" calcext:value-type="float">
            <text:p>0.9999859</text:p>
          </table:table-cell>
          <table:table-cell table:style-name="ce2" office:value-type="float" office:value="0.989113417391304" calcext:value-type="float">
            <text:p>0.9891134174</text:p>
          </table:table-cell>
          <table:table-cell table:style-name="ce2" office:value-type="float" office:value="0.0206095867587184" calcext:value-type="float">
            <text:p>0.0206095868</text:p>
          </table:table-cell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9183447" calcext:value-type="float">
            <text:p>0.9183447</text:p>
          </table:table-cell>
          <table:table-cell table:style-name="ce2" office:value-type="float" office:value="0.9999859" calcext:value-type="float">
            <text:p>0.9999859</text:p>
          </table:table-cell>
          <table:table-cell table:style-name="ce2" office:value-type="float" office:value="0.988674339130435" calcext:value-type="float">
            <text:p>0.9886743391</text:p>
          </table:table-cell>
          <table:table-cell table:style-name="ce2" office:value-type="float" office:value="0.020874439706879" calcext:value-type="float">
            <text:p>0.0208744397</text:p>
          </table:table-cell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9183904" calcext:value-type="float">
            <text:p>0.9183904</text:p>
          </table:table-cell>
          <table:table-cell table:style-name="ce2" office:value-type="float" office:value="0.9999859" calcext:value-type="float">
            <text:p>0.9999859</text:p>
          </table:table-cell>
          <table:table-cell table:style-name="ce2" office:value-type="float" office:value="0.988660191304348" calcext:value-type="float">
            <text:p>0.9886601913</text:p>
          </table:table-cell>
          <table:table-cell table:style-name="ce2" office:value-type="float" office:value="0.0208719579256892" calcext:value-type="float">
            <text:p>0.0208719579</text:p>
          </table:table-cell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9190281" calcext:value-type="float">
            <text:p>0.9190281</text:p>
          </table:table-cell>
          <table:table-cell table:style-name="ce2" office:value-type="float" office:value="0.9999859" calcext:value-type="float">
            <text:p>0.9999859</text:p>
          </table:table-cell>
          <table:table-cell table:style-name="ce2" office:value-type="float" office:value="0.98900662173913" calcext:value-type="float">
            <text:p>0.9890066217</text:p>
          </table:table-cell>
          <table:table-cell table:style-name="ce2" office:value-type="float" office:value="0.0207661321912071" calcext:value-type="float">
            <text:p>0.0207661322</text:p>
          </table:table-cell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9181849" calcext:value-type="float">
            <text:p>0.9181849</text:p>
          </table:table-cell>
          <table:table-cell table:style-name="ce2" office:value-type="float" office:value="0.9999859" calcext:value-type="float">
            <text:p>0.9999859</text:p>
          </table:table-cell>
          <table:table-cell table:style-name="ce2" office:value-type="float" office:value="0.988819091304348" calcext:value-type="float">
            <text:p>0.9888190913</text:p>
          </table:table-cell>
          <table:table-cell table:style-name="ce2" office:value-type="float" office:value="0.0209241954747676" calcext:value-type="float">
            <text:p>0.020924195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9180308" calcext:value-type="float">
            <text:p>0.9180308</text:p>
          </table:table-cell>
          <table:table-cell table:style-name="ce2" office:value-type="float" office:value="0.9999859" calcext:value-type="float">
            <text:p>0.9999859</text:p>
          </table:table-cell>
          <table:table-cell table:style-name="ce2" office:value-type="float" office:value="0.988802626086957" calcext:value-type="float">
            <text:p>0.9888026261</text:p>
          </table:table-cell>
          <table:table-cell table:style-name="ce2" office:value-type="float" office:value="0.0210539494335001" calcext:value-type="float">
            <text:p>0.021053949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ce2" office:value-type="float" office:value="0.9173895" calcext:value-type="float">
            <text:p>0.9173895</text:p>
          </table:table-cell>
          <table:table-cell table:style-name="ce2" office:value-type="float" office:value="0.9999859" calcext:value-type="float">
            <text:p>0.9999859</text:p>
          </table:table-cell>
          <table:table-cell table:style-name="ce2" office:value-type="float" office:value="0.988591960869565" calcext:value-type="float">
            <text:p>0.9885919609</text:p>
          </table:table-cell>
          <table:table-cell table:style-name="ce2" office:value-type="float" office:value="0.0211057358024637" calcext:value-type="float">
            <text:p>0.0211057358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Tres objetivos</text:p>
          </table:table-cell>
          <table:covered-table-cell office:value-type="float" office:value="0.9173895" calcext:value-type="float">
            <text:p>0.9173895</text:p>
          </table:covered-table-cell>
          <table:covered-table-cell office:value-type="float" office:value="0.9999859" calcext:value-type="float">
            <text:p>0.9999859</text:p>
          </table:covered-table-cell>
          <table:covered-table-cell office:value-type="float" office:value="0.988591960869565" calcext:value-type="float">
            <text:p>0.9885919609</text:p>
          </table:covered-table-cell>
          <table:covered-table-cell office:value-type="float" office:value="0.0211057358024637" calcext:value-type="float">
            <text:p>0.0211057358</text:p>
          </table:covered-table-cell>
        </table:table-row>
        <table:table-row table:style-name="ro1">
          <table:table-cell table:style-name="ce2" office:value-type="string" calcext:value-type="string">
            <text:p>Tres objetivo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Tamaño del vecindario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5205442" calcext:value-type="float">
            <text:p>0.5205442</text:p>
          </table:table-cell>
          <table:table-cell table:style-name="ce2" office:value-type="float" office:value="0.9996176" calcext:value-type="float">
            <text:p>0.9996176</text:p>
          </table:table-cell>
          <table:table-cell table:style-name="ce2" office:value-type="float" office:value="0.929590442105263" calcext:value-type="float">
            <text:p>0.9295904421</text:p>
          </table:table-cell>
          <table:table-cell table:style-name="ce2" office:value-type="float" office:value="0.109795702417557" calcext:value-type="float">
            <text:p>0.1097957024</text:p>
          </table:table-cell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6634179" calcext:value-type="float">
            <text:p>0.6634179</text:p>
          </table:table-cell>
          <table:table-cell table:style-name="ce2" office:value-type="float" office:value="0.9998402" calcext:value-type="float">
            <text:p>0.9998402</text:p>
          </table:table-cell>
          <table:table-cell table:style-name="ce2" office:value-type="float" office:value="0.948945378947368" calcext:value-type="float">
            <text:p>0.9489453789</text:p>
          </table:table-cell>
          <table:table-cell table:style-name="ce2" office:value-type="float" office:value="0.0781176653788983" calcext:value-type="float">
            <text:p>0.0781176654</text:p>
          </table:table-cell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8003426" calcext:value-type="float">
            <text:p>0.8003426</text:p>
          </table:table-cell>
          <table:table-cell table:style-name="ce2" office:value-type="float" office:value="0.9998305" calcext:value-type="float">
            <text:p>0.9998305</text:p>
          </table:table-cell>
          <table:table-cell table:style-name="ce2" office:value-type="float" office:value="0.958489642105263" calcext:value-type="float">
            <text:p>0.9584896421</text:p>
          </table:table-cell>
          <table:table-cell table:style-name="ce2" office:value-type="float" office:value="0.05088482389052" calcext:value-type="float">
            <text:p>0.0508848239</text:p>
          </table:table-cell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8040837" calcext:value-type="float">
            <text:p>0.8040837</text:p>
          </table:table-cell>
          <table:table-cell table:style-name="ce2" office:value-type="float" office:value="0.999829" calcext:value-type="float">
            <text:p>0.999829</text:p>
          </table:table-cell>
          <table:table-cell table:style-name="ce1" office:value-type="float" office:value="0.958849731578947" calcext:value-type="float">
            <text:p>0.9588497316</text:p>
          </table:table-cell>
          <table:table-cell table:style-name="ce2" office:value-type="float" office:value="0.050106466280168" calcext:value-type="float">
            <text:p>0.0501064663</text:p>
          </table:table-cell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803373" calcext:value-type="float">
            <text:p>0.803373</text:p>
          </table:table-cell>
          <table:table-cell table:style-name="ce2" office:value-type="float" office:value="0.9998283" calcext:value-type="float">
            <text:p>0.9998283</text:p>
          </table:table-cell>
          <table:table-cell table:style-name="ce2" office:value-type="float" office:value="0.958046768421053" calcext:value-type="float">
            <text:p>0.9580467684</text:p>
          </table:table-cell>
          <table:table-cell table:style-name="ce2" office:value-type="float" office:value="0.0508123450410107" calcext:value-type="float">
            <text:p>0.050812345</text:p>
          </table:table-cell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7999209" calcext:value-type="float">
            <text:p>0.7999209</text:p>
          </table:table-cell>
          <table:table-cell table:style-name="ce2" office:value-type="float" office:value="0.9998349" calcext:value-type="float">
            <text:p>0.9998349</text:p>
          </table:table-cell>
          <table:table-cell table:style-name="ce2" office:value-type="float" office:value="0.956274378947368" calcext:value-type="float">
            <text:p>0.9562743789</text:p>
          </table:table-cell>
          <table:table-cell table:style-name="ce2" office:value-type="float" office:value="0.05262232025296" calcext:value-type="float">
            <text:p>0.0526223203</text:p>
          </table:table-cell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807229" calcext:value-type="float">
            <text:p>0.807229</text:p>
          </table:table-cell>
          <table:table-cell table:style-name="ce2" office:value-type="float" office:value="0.9998316" calcext:value-type="float">
            <text:p>0.9998316</text:p>
          </table:table-cell>
          <table:table-cell table:style-name="ce2" office:value-type="float" office:value="0.955203805263158" calcext:value-type="float">
            <text:p>0.9552038053</text:p>
          </table:table-cell>
          <table:table-cell table:style-name="ce2" office:value-type="float" office:value="0.0529341813473684" calcext:value-type="float">
            <text:p>0.0529341813</text:p>
          </table:table-cell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8042875" calcext:value-type="float">
            <text:p>0.8042875</text:p>
          </table:table-cell>
          <table:table-cell table:style-name="ce2" office:value-type="float" office:value="0.9998356" calcext:value-type="float">
            <text:p>0.9998356</text:p>
          </table:table-cell>
          <table:table-cell table:style-name="ce2" office:value-type="float" office:value="0.954298421052632" calcext:value-type="float">
            <text:p>0.9542984211</text:p>
          </table:table-cell>
          <table:table-cell table:style-name="ce2" office:value-type="float" office:value="0.0543358023505842" calcext:value-type="float">
            <text:p>0.0543358024</text:p>
          </table:table-cell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7851695" calcext:value-type="float">
            <text:p>0.7851695</text:p>
          </table:table-cell>
          <table:table-cell table:style-name="ce2" office:value-type="float" office:value="0.9998166" calcext:value-type="float">
            <text:p>0.9998166</text:p>
          </table:table-cell>
          <table:table-cell table:style-name="ce2" office:value-type="float" office:value="0.954322668421053" calcext:value-type="float">
            <text:p>0.9543226684</text:p>
          </table:table-cell>
          <table:table-cell table:style-name="ce2" office:value-type="float" office:value="0.056116941934807" calcext:value-type="float">
            <text:p>0.0561169419</text:p>
          </table:table-cell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7945625" calcext:value-type="float">
            <text:p>0.7945625</text:p>
          </table:table-cell>
          <table:table-cell table:style-name="ce2" office:value-type="float" office:value="0.9998157" calcext:value-type="float">
            <text:p>0.9998157</text:p>
          </table:table-cell>
          <table:table-cell table:style-name="ce2" office:value-type="float" office:value="0.954711857894737" calcext:value-type="float">
            <text:p>0.9547118579</text:p>
          </table:table-cell>
          <table:table-cell table:style-name="ce2" office:value-type="float" office:value="0.0548125032592151" calcext:value-type="float">
            <text:p>0.054812503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7990094" calcext:value-type="float">
            <text:p>0.7990094</text:p>
          </table:table-cell>
          <table:table-cell table:style-name="ce2" office:value-type="float" office:value="0.999792" calcext:value-type="float">
            <text:p>0.999792</text:p>
          </table:table-cell>
          <table:table-cell table:style-name="ce2" office:value-type="float" office:value="0.954585478947368" calcext:value-type="float">
            <text:p>0.9545854789</text:p>
          </table:table-cell>
          <table:table-cell table:style-name="ce2" office:value-type="float" office:value="0.0545007275040596" calcext:value-type="float">
            <text:p>0.0545007275</text:p>
          </table:table-cell>
        </table:table-row>
        <table:table-row table:style-name="ro1"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0.7952963" calcext:value-type="float">
            <text:p>0.7952963</text:p>
          </table:table-cell>
          <table:table-cell table:style-name="ce2" office:value-type="float" office:value="0.9998182" calcext:value-type="float">
            <text:p>0.9998182</text:p>
          </table:table-cell>
          <table:table-cell table:style-name="ce2" office:value-type="float" office:value="0.954896815789474" calcext:value-type="float">
            <text:p>0.9548968158</text:p>
          </table:table-cell>
          <table:table-cell table:style-name="ce2" office:value-type="float" office:value="0.0544743179347261" calcext:value-type="float">
            <text:p>0.0544743179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Operador de cruza</text:p>
          </table:table-cell>
          <table:table-cell office:value-type="string" calcext:value-type="string" table:number-columns-spanned="4" table:number-rows-spanned="1">
            <text:p>Evolución Diferencial</text:p>
          </table:table-cell>
          <table:covered-table-cell table:number-columns-repeated="3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12">
          <table:table-cell/>
          <table:table-cell table:style-name="Default" table:number-columns-repeated="4"/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00/00/0000</text:date>, <text:time style:data-style-name="N2" text:time-value="13:44:01.103168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07-27T13:36:56.410270465</meta:creation-date>
    <dc:date>2018-07-28T13:51:42.933906563</dc:date>
    <dc:creator>joel </dc:creator>
    <meta:editing-duration>PT21M12S</meta:editing-duration>
    <meta:editing-cycles>15</meta:editing-cycles>
    <meta:generator>LibreOffice/4.2.8.2$Linux_X86_64 LibreOffice_project/420m0$Build-2</meta:generator>
    <meta:document-statistic meta:table-count="1" meta:cell-count="1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43cm" svg:y="0.316cm" chart:style-name="ch2">
          <text:p>Analyzes of Initial Distance Factor Two Objectives</text:p>
        </chart:title>
        <chart:legend chart:legend-position="end" svg:x="13.809cm" svg:y="4.201cm" style:legend-expansion="high" chart:style-name="ch3"/>
        <chart:plot-area chart:style-name="ch4" table:cell-range-address="Sheet1.A4:Sheet1.A15 Sheet1.D3:Sheet1.D15" chart:data-source-has-labels="both" svg:x="1.331cm" svg:y="1.301cm" svg:width="12.158cm" svg:height="6.538cm">
          <chartooo:coordinate-region svg:x="2.429cm" svg:y="1.5cm" svg:width="10.82cm" svg:height="5.692cm"/>
          <chart:axis chart:dimension="x" chart:name="primary-x" chart:style-name="ch5" chartooo:axis-type="auto">
            <chartooo:date-scale/>
            <chart:title svg:x="5.805cm" svg:y="8.019cm" chart:style-name="ch6">
              <text:p>Initial Distance Factor</text:p>
            </chart:title>
            <chart:categories table:cell-range-address="Sheet1.A4:Sheet1.A15"/>
          </chart:axis>
          <chart:axis chart:dimension="y" chart:name="primary-y" chart:style-name="ch5">
            <chart:title svg:x="0.451cm" svg:y="5.725cm" chart:style-name="ch7">
              <text:p>Normalized HV</text:p>
            </chart:title>
            <chart:grid chart:style-name="ch8" chart:class="major"/>
          </chart:axis>
          <chart:series chart:style-name="ch9" chart:values-cell-range-address="Sheet1.D4:Sheet1.D15" chart:label-cell-address="Sheet1.D3:Sheet1.D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4:Sheet1.A15</svg:desc>
                </draw:g>
              </table:table-cell>
              <table:table-cell office:value-type="float" office:value="0.962943860869565">
                <text:p>0.962943860869565</text:p>
                <draw:g>
                  <svg:desc>Sheet1.D4:Sheet1.D15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83790952173913">
                <text:p>0.98379095217391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989167908695652">
                <text:p>0.98916790869565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89236973913043">
                <text:p>0.98923697391304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89031008695652">
                <text:p>0.98903100869565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89113417391304">
                <text:p>0.98911341739130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88674339130435">
                <text:p>0.98867433913043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88660191304348">
                <text:p>0.98866019130434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8900662173913">
                <text:p>0.9890066217391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88819091304348">
                <text:p>0.98881909130434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88802626086957">
                <text:p>0.988802626086957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88591960869565">
                <text:p>0.988591960869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71cm" svg:y="0.316cm" chart:style-name="ch2">
          <text:p>Analyzes of Initial Distance Factor Three Objectives</text:p>
        </chart:title>
        <chart:legend chart:legend-position="end" svg:x="13.809cm" svg:y="4.201cm" style:legend-expansion="high" chart:style-name="ch3"/>
        <chart:plot-area chart:style-name="ch4" table:cell-range-address="Sheet1.A19:Sheet1.A30 Sheet1.D18:Sheet1.D30" chart:data-source-has-labels="both" svg:x="1.331cm" svg:y="1.301cm" svg:width="12.158cm" svg:height="6.538cm">
          <chartooo:coordinate-region svg:x="2.243cm" svg:y="1.5cm" svg:width="11.006cm" svg:height="5.692cm"/>
          <chart:axis chart:dimension="x" chart:name="primary-x" chart:style-name="ch5" chartooo:axis-type="auto">
            <chartooo:date-scale/>
            <chart:title svg:x="5.805cm" svg:y="8.019cm" chart:style-name="ch6">
              <text:p>Initial Distance Factor</text:p>
            </chart:title>
            <chart:categories table:cell-range-address="Sheet1.A19:Sheet1.A30"/>
          </chart:axis>
          <chart:axis chart:dimension="y" chart:name="primary-y" chart:style-name="ch5">
            <chart:title svg:x="0.451cm" svg:y="5.725cm" chart:style-name="ch7">
              <text:p>Normalized HV</text:p>
            </chart:title>
            <chart:grid chart:style-name="ch8" chart:class="major"/>
          </chart:axis>
          <chart:series chart:style-name="ch9" chart:values-cell-range-address="Sheet1.D19:Sheet1.D30" chart:label-cell-address="Sheet1.D18:Sheet1.D1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9:Sheet1.A30</svg:desc>
                </draw:g>
              </table:table-cell>
              <table:table-cell office:value-type="float" office:value="0.929590442105263">
                <text:p>0.929590442105263</text:p>
                <draw:g>
                  <svg:desc>Sheet1.D19:Sheet1.D3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48945378947368">
                <text:p>0.94894537894736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958489642105263">
                <text:p>0.95848964210526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58849731578947">
                <text:p>0.95884973157894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58046768421053">
                <text:p>0.95804676842105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56274378947368">
                <text:p>0.95627437894736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55203805263158">
                <text:p>0.95520380526315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54298421052632">
                <text:p>0.95429842105263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54322668421053">
                <text:p>0.95432266842105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54711857894737">
                <text:p>0.95471185789473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54585478947368">
                <text:p>0.954585478947368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54896815789474">
                <text:p>0.9548968157894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